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15b11" officeooo:paragraph-rsid="00015b11" style:font-weight-asian="bold" style:font-weight-complex="bold"/>
    </style:style>
    <style:style style:name="P2" style:family="paragraph" style:parent-style-name="Standard">
      <style:text-properties fo:font-weight="bold" officeooo:rsid="0002480b" officeooo:paragraph-rsid="0002480b" style:font-weight-asian="bold" style:font-weight-complex="bold"/>
    </style:style>
    <style:style style:name="P3" style:family="paragraph" style:parent-style-name="Standard">
      <style:text-properties fo:font-weight="bold" officeooo:rsid="0002c8c5" officeooo:paragraph-rsid="0002c8c5" style:font-weight-asian="bold" style:font-weight-complex="bold"/>
    </style:style>
    <style:style style:name="P4" style:family="paragraph" style:parent-style-name="Text_20_body">
      <style:text-properties fo:font-weight="bold" officeooo:rsid="0002c8c5" officeooo:paragraph-rsid="0002c8c5" style:font-weight-asian="bold" style:font-weight-complex="bold"/>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1"/>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Standard">
      <style:text-properties officeooo:paragraph-rsid="0002c8c5"/>
    </style:style>
    <style:style style:name="P13" style:family="paragraph" style:parent-style-name="Text_20_body" style:list-style-name="L5"/>
    <style:style style:name="P14" style:family="paragraph" style:parent-style-name="Standard">
      <style:text-properties officeooo:rsid="0002cfdc" officeooo:paragraph-rsid="0002cfdc"/>
    </style:style>
    <style:style style:name="P15" style:family="paragraph" style:parent-style-name="Standard">
      <style:text-properties officeooo:rsid="00038cb8" officeooo:paragraph-rsid="00038cb8"/>
    </style:style>
    <style:style style:name="P16" style:family="paragraph" style:parent-style-name="Standard">
      <style:text-properties officeooo:rsid="0004d52c" officeooo:paragraph-rsid="0004d52c"/>
    </style:style>
    <style:style style:name="P17" style:family="paragraph" style:parent-style-name="Standard">
      <style:text-properties officeooo:rsid="0006b080" officeooo:paragraph-rsid="0006b080"/>
    </style:style>
    <style:style style:name="P18" style:family="paragraph" style:parent-style-name="Standard">
      <style:text-properties fo:font-weight="bold" officeooo:rsid="0006b080" officeooo:paragraph-rsid="0006b080" style:font-weight-asian="bold" style:font-weight-complex="bold"/>
    </style:style>
    <style:style style:name="P19" style:family="paragraph" style:parent-style-name="Standard">
      <style:text-properties officeooo:paragraph-rsid="0006b080"/>
    </style:style>
    <style:style style:name="P20" style:family="paragraph" style:parent-style-name="Standard">
      <style:text-properties officeooo:rsid="00079321" officeooo:paragraph-rsid="00079321"/>
    </style:style>
    <style:style style:name="P21" style:family="paragraph" style:parent-style-name="Standard">
      <style:text-properties fo:font-weight="bold" officeooo:rsid="00079321" officeooo:paragraph-rsid="00079321" style:font-weight-asian="bold" style:font-weight-complex="bold"/>
    </style:style>
    <style:style style:name="P22" style:family="paragraph" style:parent-style-name="Standard">
      <style:text-properties officeooo:paragraph-rsid="00079321"/>
    </style:style>
    <style:style style:name="T1" style:family="text">
      <style:text-properties fo:font-weight="normal" style:font-weight-asian="normal" style:font-weight-complex="normal"/>
    </style:style>
    <style:style style:name="T2" style:family="text">
      <style:text-properties officeooo:rsid="0002480b"/>
    </style:style>
    <style:style style:name="T3" style:family="text">
      <style:text-properties fo:font-weight="normal" officeooo:rsid="0002c8c5" style:font-weight-asian="normal" style:font-weight-complex="normal"/>
    </style:style>
    <style:style style:name="T4" style:family="text">
      <style:text-properties fo:font-weight="bold" officeooo:rsid="0002c8c5"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normal" officeooo:rsid="0006b080" style:font-weight-asian="normal" style:font-weight-complex="normal"/>
    </style:style>
    <style:style style:name="T8" style:family="text">
      <style:text-properties style:text-underline-style="none" fo:font-weight="normal" officeooo:rsid="00079321" style:font-weight-asian="normal" style:font-weight-complex="normal"/>
    </style:style>
    <style:style style:name="T9" style:family="text">
      <style:text-properties style:text-underline-style="none" fo:font-weight="bold" officeooo:rsid="00079321"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0</text:p>
      <text:p text:style-name="P1"/>
      <text:p text:style-name="P1">1.Why do you use DMA instead of array?</text:p>
      <text:p text:style-name="P1">Ans : <text:span text:style-name="T1">We use DMA instead of array to save ta unwanted memory space. For example when we don’t know the required memory requirement at the compilation time and when we have to dynamically allocate and deallocate the memory we use DMA.</text:span></text:p>
      <text:p text:style-name="P1"><text:span text:style-name="T1"/></text:p>
      <text:p text:style-name="P1">2021</text:p>
      <text:p text:style-name="P1"/>
      <text:p text:style-name="P1">1. <text:span text:style-name="T2">What is programming techniques?</text:span></text:p>
      <text:p text:style-name="P2">Ans: <text:span text:style-name="T1">Programming techniques is a structured methods and practices developers use to write a clean, efficient and reliable code.</text:span></text:p>
      <text:p text:style-name="P2"><text:span text:style-name="T1"/></text:p>
      <text:p text:style-name="P2">2. Define Data types. Explain different data type use in C programming.</text:p>
      <text:p text:style-name="P2">Ans : <text:span text:style-name="T3">Data types specify the type of data a variable can hold and also determine the size of a variable.</text:span></text:p>
      <text:p text:style-name="P3"><text:span text:style-name="T1">Different types of data types are ;</text:span></text:p>
      <text:p text:style-name="P4"><text:span text:style-name="Strong_20_Emphasis"><text:span text:style-name="T1"/></text:span></text:p>
      <text:p text:style-name="P4"><text:span text:style-name="Strong_20_Emphasis"><text:span text:style-name="Strong_20_Emphasis"><text:span text:style-name="T1">1. </text:span></text:span></text:span><text:span text:style-name="Strong_20_Emphasis">Integer (</text:span><text:span text:style-name="Strong_20_Emphasis"><text:span text:style-name="Source_20_Text">int</text:span></text:span><text:span text:style-name="Strong_20_Emphasis">)</text:span><text:span text:style-name="T1">:</text:span></text:p>
      <text:list text:style-name="L1">
        <text:list-item>
          <text:p text:style-name="P5">Used to store whole numbers.</text:p>
        </text:list-item>
        <text:list-item>
          <text:p text:style-name="P6">Variants: <text:span text:style-name="Source_20_Text">short int</text:span>, <text:span text:style-name="Source_20_Text">long int</text:span>, <text:span text:style-name="Source_20_Text">unsigned int</text:span>.</text:p>
        </text:list-item>
      </text:list>
      <text:p text:style-name="P4"><text:span text:style-name="Strong_20_Emphasis"><text:span text:style-name="Strong_20_Emphasis"><text:span text:style-name="T1">2. </text:span></text:span></text:span><text:span text:style-name="Strong_20_Emphasis">Floating-point (</text:span><text:span text:style-name="Strong_20_Emphasis"><text:span text:style-name="Source_20_Text">float</text:span></text:span><text:span text:style-name="Strong_20_Emphasis"> and </text:span><text:span text:style-name="Strong_20_Emphasis"><text:span text:style-name="Source_20_Text">double</text:span></text:span><text:span text:style-name="Strong_20_Emphasis">)</text:span><text:span text:style-name="T1">:</text:span></text:p>
      <text:list text:style-name="L2">
        <text:list-item>
          <text:p text:style-name="P7">Used for decimal numbers.</text:p>
        </text:list-item>
        <text:list-item>
          <text:p text:style-name="P8"><text:span text:style-name="Source_20_Text">float</text:span> has single precision, <text:span text:style-name="Source_20_Text">double</text:span> has double precision.</text:p>
        </text:list-item>
      </text:list>
      <text:p text:style-name="P4"><text:span text:style-name="Strong_20_Emphasis">3. Character (</text:span><text:span text:style-name="Strong_20_Emphasis"><text:span text:style-name="Source_20_Text">char</text:span></text:span><text:span text:style-name="Strong_20_Emphasis">)</text:span>:</text:p>
      <text:list text:style-name="L3">
        <text:list-item>
          <text:p text:style-name="P9">Used to store a single character.</text:p>
        </text:list-item>
        <text:list-item>
          <text:p text:style-name="P10">Enclosed in single quotes <text:span text:style-name="Source_20_Text">'A'</text:span></text:p>
        </text:list-item>
      </text:list>
      <text:p text:style-name="P4"><text:span text:style-name="Strong_20_Emphasis">4. Boolean (</text:span><text:span text:style-name="Strong_20_Emphasis"><text:span text:style-name="Source_20_Text">Bool</text:span></text:span><text:span text:style-name="Strong_20_Emphasis">)</text:span>:</text:p>
      <text:list text:style-name="L4">
        <text:list-item>
          <text:p text:style-name="P11">Represents true/false values </text:p>
        </text:list-item>
      </text:list>
      <text:p text:style-name="P12"><text:span text:style-name="T4">5. </text:span><text:span text:style-name="Strong_20_Emphasis">Derived Types</text:span>:</text:p>
      <text:list text:style-name="L5">
        <text:list-item>
          <text:p text:style-name="P13">Arrays store a collection of elements</text:p>
        </text:list-item>
        <text:list-item>
          <text:p text:style-name="P13">Pointers store addresses</text:p>
        </text:list-item>
      </text:list>
      <text:p text:style-name="P3"/>
      <text:p text:style-name="P3"/>
      <text:p text:style-name="P3"/>
      <text:p text:style-name="P3"/>
      <text:p text:style-name="P3"/>
      <text:p text:style-name="P3"/>
      <text:p text:style-name="P3"/>
      <text:p text:style-name="P3"/>
      <text:p text:style-name="P3"/>
      <text:p text:style-name="P3"><text:soft-page-break/>3. Any Four System design tool with suitable example.</text:p>
      <text:p text:style-name="P12"><text:span text:style-name="T4">Ans : </text:span><text:span text:style-name="T3">System design tools play an important role in system development. It is similar to designing the blueprint of a house before actual constructing beings. </text:span></text:p>
      <text:p text:style-name="P12"><text:span text:style-name="T3"/></text:p>
      <text:p text:style-name="P14"><text:span text:style-name="T3">1. </text:span><text:span text:style-name="T5">Data Flow Diagram ( DFD )</text:span></text:p>
      <text:p text:style-name="P14"><text:span text:style-name="T5">DFD is a tool that describes the flow of data through a system. It shows what happens to the data as it goes through a process. DFD shows the external entities, internal entities, their relationship and their flow direction.</text:span></text:p>
      <text:p text:style-name="P14"><text:span text:style-name="T5"/></text:p>
      <text:p text:style-name="P14"><text:span text:style-name="T5">2. Context Diagram</text:span></text:p>
      <text:p text:style-name="P15"><text:span text:style-name="T5">in context diagram, the entire system is presented as single process without any sub process. After context diagram is broken down into many sub systems then the output is DFD.</text:span></text:p>
      <text:p text:style-name="P15"><text:span text:style-name="T5"/></text:p>
      <text:p text:style-name="P15"><text:span text:style-name="T5">3.Decision Table </text:span></text:p>
      <text:p text:style-name="P16"><text:span text:style-name="T5">It defines a logical procedure by means of a set of conditions and related actions. Decision table provides clear decision, leading to a good program design. A decision table generally consists two parts- conditions, actions</text:span></text:p>
      <text:p text:style-name="P16"><text:span text:style-name="T5"/></text:p>
      <text:p text:style-name="P16"><text:span text:style-name="T5">4.Decision Tree </text:span></text:p>
      <text:p text:style-name="P17"><text:span text:style-name="T5">Decision tree is a decision support tool that uses a tree like graph of decisions. It is more user friendly because it provides a graphical hierarchical diagrammatic view of conditions and actions.</text:span></text:p>
      <text:p text:style-name="P15"><text:span text:style-name="T5"/></text:p>
      <text:p text:style-name="P18"><text:span text:style-name="T6">4. What is the characteristics of a good programmer?</text:span></text:p>
      <text:p text:style-name="P18"><text:span text:style-name="T6">Ans : </text:span><text:span text:style-name="T5">The characteristics of a good programmer are as follows:</text:span></text:p>
      <text:p text:style-name="P18"><text:span text:style-name="T5">1. Strong technical knowledge</text:span></text:p>
      <text:p text:style-name="P18"><text:span text:style-name="T5"><text:s/>a good programmer must have proficiency on programming languages, data structures and algorithms.</text:span></text:p>
      <text:p text:style-name="P18"><text:span text:style-name="T5">He/she must be familiar with development tools.</text:span></text:p>
      <text:p text:style-name="P18"><text:span text:style-name="T5"/></text:p>
      <text:p text:style-name="P19"><text:span text:style-name="T7">2.</text:span><text:span text:style-name="T5">Problem-Solving Ability</text:span></text:p>
      <text:p text:style-name="P17"><text:span text:style-name="T5">a good programmer should have analytical thinking with creative solutions.</text:span></text:p>
      <text:p text:style-name="P17"><text:span text:style-name="T5"/></text:p>
      <text:p text:style-name="P17"><text:span text:style-name="T5">3.Having patience and Sound mind</text:span></text:p>
      <text:p text:style-name="P17"><text:span text:style-name="T5">a good programmer must have patience and sound mind to solve the problems that may arise during development process.</text:span></text:p>
      <text:p text:style-name="P17"><text:span text:style-name="T5"/></text:p>
      <text:p text:style-name="P17"><text:span text:style-name="T5">4.</text:span><text:span text:style-name="T8">creativity</text:span></text:p>
      <text:p text:style-name="P20"><text:span text:style-name="T5">no matter what you are making an app, website or anything a good programmer must be some what creative. It can be considered one of the most essential developer skill.</text:span></text:p>
      <text:p text:style-name="P20"><text:span text:style-name="T5"/></text:p>
      <text:p text:style-name="P21"><text:span text:style-name="T6">5.Define file opening modes.</text:span></text:p>
      <text:p text:style-name="P22"><text:span text:style-name="T9">Ans :</text:span><text:span text:style-name="T8"> </text:span><text:span text:style-name="T5">File opening modes in C are predefined character sequences that specify how a file should be opened when using functions like </text:span><text:span text:style-name="Source_20_Text"><text:span text:style-name="T5">fopen()</text:span></text:span><text:span text:style-name="T5"> in the C standard library. </text:span></text:p>
      <text:p text:style-name="P18"><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9:27:03.093872005</meta:creation-date>
    <dc:date>2024-12-28T21:46:57.764872880</dc:date>
    <meta:editing-duration>PT29M33S</meta:editing-duration>
    <meta:editing-cycles>2</meta:editing-cycles>
    <meta:generator>LibreOffice/24.8.3.2$Linux_X86_64 LibreOffice_project/480$Build-2</meta:generator>
    <meta:print-date>2024-12-28T21:24:57.981194327</meta:print-date>
    <meta:printed-by>PDF files</meta:printed-by>
    <meta:document-statistic meta:table-count="0" meta:image-count="0" meta:object-count="0" meta:page-count="2" meta:paragraph-count="46" meta:word-count="518" meta:character-count="3094" meta:non-whitespace-character-count="2625"/>
  </office:meta>
</office:document-meta>
</file>